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0582"/>
    </style:style>
    <style:style style:name="P2" style:family="paragraph" style:parent-style-name="Standard">
      <style:text-properties fo:font-size="18pt" officeooo:rsid="00072553" officeooo:paragraph-rsid="00072553" style:font-size-asian="18pt" style:font-size-complex="18pt"/>
    </style:style>
    <style:style style:name="P3" style:family="paragraph" style:parent-style-name="Standard">
      <style:text-properties fo:font-size="18pt" officeooo:paragraph-rsid="00080582" style:font-size-asian="18pt" style:font-size-complex="18pt"/>
    </style:style>
    <style:style style:name="P4" style:family="paragraph" style:parent-style-name="Standard">
      <style:text-properties fo:font-size="18pt" fo:font-weight="bold" officeooo:rsid="00080582" officeooo:paragraph-rsid="00080582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normal" officeooo:rsid="00080582" officeooo:paragraph-rsid="00080582" style:font-size-asian="18pt" style:font-weight-asian="normal" style:font-size-complex="18pt" style:font-weight-complex="normal"/>
    </style:style>
    <style:style style:name="P6" style:family="paragraph" style:parent-style-name="Standard">
      <style:text-properties fo:font-size="12pt" fo:font-weight="normal" officeooo:rsid="00085c1e" officeooo:paragraph-rsid="00080582" style:font-size-asian="10.5pt" style:font-weight-asian="normal" style:font-size-complex="12pt" style:font-weight-complex="normal"/>
    </style:style>
    <style:style style:name="T1" style:family="text">
      <style:text-properties officeooo:rsid="0008058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0582" style:font-weight-asian="bold" style:font-weight-complex="bold"/>
    </style:style>
    <style:style style:name="T4" style:family="text">
      <style:text-properties fo:font-size="18pt" officeooo:rsid="00080582" style:font-size-asian="18pt" style:font-size-complex="18pt"/>
    </style:style>
    <style:style style:name="T5" style:family="text">
      <style:text-properties fo:font-size="18pt" fo:font-weight="bold" officeooo:rsid="00080582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ash script environment setup:</text:p>
      <text:p text:style-name="P2"/>
      <text:p text:style-name="P2">1. run command <text:span text:style-name="T2">chmod </text:span><text:span text:style-name="T3">777 bashName.sh</text:span></text:p>
      <text:p text:style-name="P3"><text:span text:style-name="T1">2. </text:span><text:span text:style-name="T3">nano <text:s/>~/.bashrc</text:span></text:p>
      <text:p text:style-name="P1"><text:span text:style-name="T4">3. add line </text:span><text:span text:style-name="T5">export PATH="/path/to/scripts/:$PATH"</text:span></text:p>
      <text:p text:style-name="P4"/>
      <text:p text:style-name="P4"/>
      <text:p text:style-name="P4">makeModuleWithMenu.sh </text:p>
      <text:p text:style-name="P5">run from client-rnd directory</text:p>
      <text:p text:style-name="P5">use spinal-case </text:p>
      <text:p text:style-name="P5">use space to declare multiple menu</text:p>
      <text:p text:style-name="P4"/>
      <text:p text:style-name="P4"/>
      <text:p text:style-name="P4"/>
      <text:p text:style-name="P4">makeFolderWithJsAndHtml.sh</text:p>
      <text:p text:style-name="P5">run where you want to create folders</text:p>
      <text:p text:style-name="P5">use spinal-case </text:p>
      <text:p text:style-name="P5">use space to declare multiple menu</text:p>
      <text:p text:style-name="P5"/>
      <text:p text:style-name="P5"/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2T17:14:00.555934668</meta:creation-date>
    <dc:date>2021-02-04T18:30:37.585338707</dc:date>
    <meta:editing-duration>P1DT5H44M46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12" meta:word-count="47" meta:character-count="346" meta:non-whitespace-character-count="307"/>
  </office:meta>
</office:document-meta>
</file>